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99.45pt"/>
    </style:style>
    <style:style style:name="co7" style:family="table-column">
      <style:table-column-properties fo:break-before="auto" style:column-width="470.41pt"/>
    </style:style>
    <style:style style:name="co9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text-position=""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position=""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position="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color="#000000" style:text-position="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10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font-name="Liberation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5"/>
        <table:table-column table:style-name="co9" table:number-columns-repeated="1017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9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aralegal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6" office:value-type="string" calcext:value-type="string">
            <text:p>16, 17, 18, 19, 20, 21, 22, 23, 24, 25, 26, 27, 28, 29, 30, 31, 32, 33, 34, 35, 36, 37, 38</text:p>
          </table:table-cell>
          <table:table-cell table:style-name="ce9" office:value-type="string" calcext:value-type="string">
            <text:p>Operational work with substantively legal aspec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ior Family Law Special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6</text:p>
          </table:table-cell>
          <table:table-cell office:value-type="string" calcext:value-type="string">
            <text:p>Undertake complex legal operational work in family law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2"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2" table:number-rows-repeated="4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1:54:29.595263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2M15S</meta:editing-duration>
    <meta:editing-cycles>21</meta:editing-cycles>
    <meta:generator>LibreOffice/5.2.2.2$Linux_X86_64 LibreOffice_project/20m0$Build-2</meta:generator>
    <dc:date>2017-08-01T18:23:43.899071372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